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P1" style:family="paragraph" style:parent-style-name="Standard">
      <style:text-properties officeooo:rsid="0010fe23" officeooo:paragraph-rsid="0010fe23"/>
    </style:style>
    <style:style style:name="P2" style:family="paragraph" style:parent-style-name="Standard">
      <style:text-properties officeooo:rsid="0010fe23" officeooo:paragraph-rsid="001296b0"/>
    </style:style>
    <style:style style:name="P3" style:family="paragraph" style:parent-style-name="Standard">
      <style:text-properties officeooo:rsid="001296b0" officeooo:paragraph-rsid="001296b0"/>
    </style:style>
    <style:style style:name="T1" style:family="text">
      <style:text-properties officeooo:rsid="001296b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wanted excitement and danger and the chance to sacrifice myself for my love</text:p>
      <text:p text:style-name="P1">For children are innocent and love justice</text:p>
      <text:p text:style-name="P1">But we little know how much of the uncontrollable there is in us.</text:p>
      <text:p text:style-name="P1">In the midst of <text:s/>this chopping sea of civilized life</text:p>
      <text:p text:style-name="P2"><text:span text:style-name="T1">W</text:span>e live meanly, like ants: with clout upon clout.</text:p>
      <text:p text:style-name="P3">Why has every man a conscience, then?</text:p>
      <text:p text:style-name="P2"/>
      <text:p text:style-name="P1"/>
      <text:p text:style-name="P1">There are no events but thoughts and the heart's hard turning – </text:p>
      <text:p text:style-name="P1"><text:tab/>The heart's slow learning.</text:p>
      <text:p text:style-name="P3">And being footloose has always exhilarated us</text:p>
      <text:p text:style-name="P3">Instead of living meanly, if we treat the day such that we greet it with joy</text:p>
      <text:p text:style-name="P3">We will feel a superabundance of energy</text:p>
      <text:p text:style-name="P3">We will want movement and not a calm course of existence</text:p>
      <text:p text:style-name="P3">We are always getting ready to live, but never liv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n" fo:country="US" style:letter-kerning="true" style:font-name-asian="Source Han Sans Regular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1pt" fo:language="en" fo:country="US" style:letter-kerning="true" style:font-name-asian="Source Han Sans Regular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ource Han Sans Regular" style:font-family-asian="'Source Han Sans Regular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3T20:36:18.519359641</meta:creation-date>
    <dc:date>2015-01-23T21:07:03.447053721</dc:date>
    <meta:editing-duration>PT15M44S</meta:editing-duration>
    <meta:editing-cycles>1</meta:editing-cycles>
    <meta:document-statistic meta:table-count="0" meta:image-count="0" meta:object-count="0" meta:page-count="1" meta:paragraph-count="13" meta:word-count="126" meta:character-count="683" meta:non-whitespace-character-count="566"/>
    <meta:generator>LibreOffice/4.3.5.2.0$Linux_X86_64 LibreOffice_project/430m0$Build-2</meta:generator>
  </office:meta>
</office:document-meta>
</file>